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0c5" officeooo:paragraph-rsid="00036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odt <text:s/>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6:41:18.840854243</meta:creation-date>
    <dc:date>2018-12-20T16:42:53.813715080</dc:date>
    <meta:editing-duration>PT1M35S</meta:editing-duration>
    <meta:editing-cycles>3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1" meta:word-count="5" meta:character-count="20" meta:non-whitespace-character-count="15"/>
  </office:meta>
</office:document-meta>
</file>